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string" calcext:value-type="string">
            <text:p>0.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 table:number-rows-repeated="1048070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5:57:37.95718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17T17:36:39.985190000</dc:date>
    <meta:editing-duration>PT3H22M50S</meta:editing-duration>
    <meta:editing-cycles>29</meta:editing-cycles>
    <meta:generator>LibreOffice/25.8.5.2$Windows_X86_64 LibreOffice_project/9c8b85f387cc00a89945a79c9e6239f32e450ac2</meta:generator>
    <meta:document-statistic meta:table-count="1" meta:cell-count="6060" meta:object-count="0"/>
  </office:meta>
</office:document-meta>
</file>